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Corps)" svg:font-family="'Calibri (Corps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67mm"/>
    </style:style>
    <style:style style:name="co2" style:family="table-column">
      <style:table-column-properties fo:break-before="auto" style:column-width="23.58mm"/>
    </style:style>
    <style:style style:name="co3" style:family="table-column">
      <style:table-column-properties fo:break-before="auto" style:column-width="35.68mm"/>
    </style:style>
    <style:style style:name="co4" style:family="table-column">
      <style:table-column-properties fo:break-before="auto" style:column-width="31.4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none" fo:background-color="#d0cec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6" style:family="table-cell" style:parent-style-name="Default">
      <style:table-cell-properties fo:border-bottom="none" fo:background-color="#d0cec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 (Corps)" fo:font-size="12pt" fo:font-style="normal" fo:text-shadow="none" style:text-underline-style="none" fo:font-weight="bold" style:font-size-asian="12pt" style:font-style-asian="normal" style:font-weight-asian="bold" style:font-name-complex="Calibri (Corps)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9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1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1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5.08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</style:style>
    <style:style style:name="ce13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35.19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order-bottom="none" fo:background-color="#d0cece" style:diagonal-bl-tr="none" style:diagonal-tl-br="none" fo:border-left="none" fo:border-right="none" style:rotation-align="none" fo:border-top="1.76pt solid #000000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>
      <style:table-cell-properties fo:background-color="#e7e6e6" style:diagonal-bl-tr="none" style:diagonal-tl-br="none" fo:border="none" style:rotation-align="none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2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9" style:family="table-cell" style:parent-style-name="Default">
      <style:table-cell-properties fo:border-bottom="none" fo:background-color="#d0cece" style:diagonal-bl-tr="none" style:diagonal-tl-br="none" fo:border-left="0.74pt solid #000000" fo:border-right="0.74pt solid #000000" style:rotation-align="none" fo:border-top="1.76pt solid #000000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31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35" style:family="table-cell" style:parent-style-name="Default">
      <style:table-cell-properties fo:border-bottom="none" fo:background-color="#d0cece" style:diagonal-bl-tr="none" style:diagonal-tl-br="none" fo:border-left="none" fo:border-right="1.76pt solid #000000" style:rotation-align="none" fo:border-top="1.76pt solid #000000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37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</style:style>
    <style:style style:name="ce38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jaune:com/calcul; rouge: code; bleu:les 2; vert : bonus</text:p>
          </table:table-cell>
          <table:table-cell table:style-name="ce17"/>
          <table:table-cell table:style-name="ce17" office:value-type="string" calcext:value-type="string">
            <text:p>Clara</text:p>
          </table:table-cell>
          <table:table-cell table:style-name="ce27" office:value-type="string" calcext:value-type="string">
            <text:p>Cristina</text:p>
          </table:table-cell>
          <table:table-cell table:style-name="ce27" office:value-type="string" calcext:value-type="string">
            <text:p>Damien</text:p>
          </table:table-cell>
          <table:table-cell table:style-name="ce32" office:value-type="string" calcext:value-type="string">
            <text:p>Edison</text:p>
          </table:table-cell>
          <table:table-cell table:style-name="ce32" office:value-type="string" calcext:value-type="string">
            <text:p>Jules</text:p>
          </table:table-cell>
          <table:table-cell table:style-name="ce32" office:value-type="string" calcext:value-type="string">
            <text:p>Kevin</text:p>
          </table:table-cell>
          <table:table-cell table:style-name="ce32" office:value-type="string" calcext:value-type="string">
            <text:p>Konstantinos</text:p>
          </table:table-cell>
          <table:table-cell table:style-name="ce32" office:value-type="string" calcext:value-type="string">
            <text:p>Louis-Mzël</text:p>
          </table:table-cell>
          <table:table-cell table:style-name="ce32" office:value-type="string" calcext:value-type="string">
            <text:p>Maria</text:p>
          </table:table-cell>
          <table:table-cell table:style-name="ce32" office:value-type="string" calcext:value-type="string">
            <text:p>Martin </text:p>
          </table:table-cell>
          <table:table-cell table:style-name="ce32" office:value-type="string" calcext:value-type="string">
            <text:p>Megi</text:p>
          </table:table-cell>
          <table:table-cell table:style-name="ce32" office:value-type="string" calcext:value-type="string">
            <text:p>Paul</text:p>
          </table:table-cell>
          <table:table-cell table:style-name="ce32" office:value-type="string" calcext:value-type="string">
            <text:p>Phoebe</text:p>
          </table:table-cell>
          <table:table-cell table:style-name="ce32" office:value-type="string" calcext:value-type="string">
            <text:p>Ruyao</text:p>
          </table:table-cell>
          <table:table-cell table:style-name="ce32" office:value-type="string" calcext:value-type="string">
            <text:p>Samnya</text:p>
          </table:table-cell>
          <table:table-cell table:style-name="ce32" office:value-type="string" calcext:value-type="string">
            <text:p>Skander</text:p>
          </table:table-cell>
          <table:table-cell office:value-type="string" calcext:value-type="string">
            <text:p>Xinyi</text:p>
          </table:table-cell>
          <table:table-cell table:style-name="ce32" office:value-type="string" calcext:value-type="string">
            <text:p>Zakaria</text:p>
          </table:table-cell>
          <table:table-cell table:style-name="ce32" table:number-columns-repeated="13"/>
          <table:table-cell table:number-columns-repeated="991"/>
        </table:table-row>
        <table:table-row table:style-name="ro1">
          <table:table-cell table:style-name="ce2"/>
          <table:table-cell table:style-name="ce18"/>
          <table:table-cell table:style-name="ce18" office:value-type="string" calcext:value-type="string">
            <text:p>Montagnes</text:p>
          </table:table-cell>
          <table:table-cell table:style-name="ce28" office:value-type="string" calcext:value-type="string">
            <text:p>Perea del Olmo</text:p>
          </table:table-cell>
          <table:table-cell table:style-name="ce28" office:value-type="string" calcext:value-type="string">
            <text:p>Bradelle</text:p>
          </table:table-cell>
          <table:table-cell table:style-name="ce33" office:value-type="string" calcext:value-type="string">
            <text:p>Reshketa</text:p>
          </table:table-cell>
          <table:table-cell table:style-name="ce33" office:value-type="string" calcext:value-type="string">
            <text:p>Baudet</text:p>
          </table:table-cell>
          <table:table-cell table:style-name="ce33" office:value-type="string" calcext:value-type="string">
            <text:p>Shen</text:p>
          </table:table-cell>
          <table:table-cell table:style-name="ce33" office:value-type="string" calcext:value-type="string">
            <text:p>Alexopoulos</text:p>
          </table:table-cell>
          <table:table-cell table:style-name="ce33" office:value-type="string" calcext:value-type="string">
            <text:p>Jean</text:p>
          </table:table-cell>
          <table:table-cell table:style-name="ce33" office:value-type="string" calcext:value-type="string">
            <text:p>Benkhadra</text:p>
          </table:table-cell>
          <table:table-cell table:style-name="ce33" office:value-type="string" calcext:value-type="string">
            <text:p>Ponchon</text:p>
          </table:table-cell>
          <table:table-cell table:style-name="ce33" office:value-type="string" calcext:value-type="string">
            <text:p>Dervishi</text:p>
          </table:table-cell>
          <table:table-cell table:style-name="ce33" office:value-type="string" calcext:value-type="string">
            <text:p>Seghers</text:p>
          </table:table-cell>
          <table:table-cell table:style-name="ce33" office:value-type="string" calcext:value-type="string">
            <text:p>MacDonald</text:p>
          </table:table-cell>
          <table:table-cell table:style-name="ce33" office:value-type="string" calcext:value-type="string">
            <text:p>Jiang</text:p>
          </table:table-cell>
          <table:table-cell table:style-name="ce33" office:value-type="string" calcext:value-type="string">
            <text:p>Amoikon</text:p>
          </table:table-cell>
          <table:table-cell table:style-name="ce33" office:value-type="string" calcext:value-type="string">
            <text:p>Moalla</text:p>
          </table:table-cell>
          <table:table-cell table:style-name="ce33" office:value-type="string" calcext:value-type="string">
            <text:p>Dai</text:p>
          </table:table-cell>
          <table:table-cell table:style-name="ce33" office:value-type="string" calcext:value-type="string">
            <text:p>Tougui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2"/>
          <table:table-cell table:style-name="ce18" office:value-type="string" calcext:value-type="string">
            <text:p>Coefficient</text:p>
          </table:table-cell>
          <table:table-cell table:style-name="ce20"/>
          <table:table-cell table:style-name="ce25" table:number-columns-repeated="2"/>
          <table:table-cell table:style-name="ce34" table:number-columns-repeated="28"/>
          <table:table-cell table:number-columns-repeated="991"/>
        </table:table-row>
        <table:table-row table:style-name="ro1">
          <table:table-cell table:style-name="ce3" office:value-type="string" calcext:value-type="string">
            <text:p>Page Layout</text:p>
          </table:table-cell>
          <table:table-cell table:style-name="ce19" table:number-columns-repeated="2"/>
          <table:table-cell table:style-name="ce29" table:number-columns-repeated="2"/>
          <table:table-cell table:style-name="ce35" table:number-columns-repeated="28"/>
          <table:table-cell table:number-columns-repeated="991"/>
        </table:table-row>
        <table:table-row table:style-name="ro1">
          <table:table-cell table:style-name="ce4" office:value-type="string" calcext:value-type="string">
            <text:p>Comments in cells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1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[.X3]*[.$B$9]+[.X4]*[.$B$10]" office:value-type="float" office:value="0" calcext:value-type="float">
            <text:p>0</text:p>
          </table:table-cell>
          <table:table-cell table:style-name="ce33" table:formula="of:=[.Y3]*[.$B$9]+[.Y4]*[.$B$10]" office:value-type="float" office:value="0" calcext:value-type="float">
            <text:p>0</text:p>
          </table:table-cell>
          <table:table-cell table:style-name="ce33" table:formula="of:=[.Z3]*[.$B$9]+[.Z4]*[.$B$10]" office:value-type="float" office:value="0" calcext:value-type="float">
            <text:p>0</text:p>
          </table:table-cell>
          <table:table-cell table:style-name="ce33" table:formula="of:=[.AA3]*[.$B$9]+[.AA4]*[.$B$10]" office:value-type="float" office:value="0" calcext:value-type="float">
            <text:p>0</text:p>
          </table:table-cell>
          <table:table-cell table:style-name="ce33" table:formula="of:=[.AB3]*[.$B$9]+[.AB4]*[.$B$10]" office:value-type="float" office:value="0" calcext:value-type="float">
            <text:p>0</text:p>
          </table:table-cell>
          <table:table-cell table:style-name="ce33" table:formula="of:=[.AC3]*[.$B$9]+[.AC4]*[.$B$10]" office:value-type="float" office:value="0" calcext:value-type="float">
            <text:p>0</text:p>
          </table:table-cell>
          <table:table-cell table:style-name="ce33" table:formula="of:=[.AD3]*[.$B$9]+[.AD4]*[.$B$10]" office:value-type="float" office:value="0" calcext:value-type="float">
            <text:p>0</text:p>
          </table:table-cell>
          <table:table-cell table:style-name="ce33" table:formula="of:=[.AE3]*[.$B$9]+[.AE4]*[.$B$10]" office:value-type="float" office:value="0" calcext:value-type="float">
            <text:p>0</text:p>
          </table:table-cell>
          <table:table-cell table:style-name="ce33" table:formula="of:=[.AF3]*[.$B$9]+[.AF4]*[.$B$10]" office:value-type="float" office:value="0" calcext:value-type="float">
            <text:p>0</text:p>
          </table:table-cell>
          <table:table-cell table:style-name="ce33" table:formula="of:=[.AG3]*[.$B$9]+[.AG4]*[.$B$10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Use of Latex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1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5"/>
          <table:table-cell table:style-name="ce20"/>
          <table:table-cell table:style-name="ce25" table:formula="of:=[.C5]*[.$B$5]+[.C6]*[.$B$6]" office:value-type="float" office:value="0" calcext:value-type="float">
            <text:p>0</text:p>
          </table:table-cell>
          <table:table-cell table:style-name="ce25" table:formula="of:=[.D5]*[.$B$5]+[.D6]*[.$B$6]" office:value-type="float" office:value="0" calcext:value-type="float">
            <text:p>0</text:p>
          </table:table-cell>
          <table:table-cell table:style-name="ce25" table:formula="of:=[.E5]*[.$B$5]+[.E6]*[.$B$6]" office:value-type="float" office:value="0" calcext:value-type="float">
            <text:p>0</text:p>
          </table:table-cell>
          <table:table-cell table:style-name="ce25" table:formula="of:=[.F5]*[.$B$5]+[.F6]*[.$B$6]" office:value-type="float" office:value="0" calcext:value-type="float">
            <text:p>0</text:p>
          </table:table-cell>
          <table:table-cell table:style-name="ce25" table:formula="of:=[.G5]*[.$B$5]+[.G6]*[.$B$6]" office:value-type="float" office:value="0" calcext:value-type="float">
            <text:p>0</text:p>
          </table:table-cell>
          <table:table-cell table:style-name="ce25" table:formula="of:=[.H5]*[.$B$5]+[.H6]*[.$B$6]" office:value-type="float" office:value="0" calcext:value-type="float">
            <text:p>0</text:p>
          </table:table-cell>
          <table:table-cell table:style-name="ce25" table:formula="of:=[.I5]*[.$B$5]+[.I6]*[.$B$6]" office:value-type="float" office:value="0" calcext:value-type="float">
            <text:p>0</text:p>
          </table:table-cell>
          <table:table-cell table:style-name="ce25" table:formula="of:=[.J5]*[.$B$5]+[.J6]*[.$B$6]" office:value-type="float" office:value="0" calcext:value-type="float">
            <text:p>0</text:p>
          </table:table-cell>
          <table:table-cell table:style-name="ce25" table:formula="of:=[.K5]*[.$B$5]+[.K6]*[.$B$6]" office:value-type="float" office:value="0" calcext:value-type="float">
            <text:p>0</text:p>
          </table:table-cell>
          <table:table-cell table:style-name="ce25" table:formula="of:=[.L5]*[.$B$5]+[.L6]*[.$B$6]" office:value-type="float" office:value="0" calcext:value-type="float">
            <text:p>0</text:p>
          </table:table-cell>
          <table:table-cell table:style-name="ce25" table:formula="of:=[.M5]*[.$B$5]+[.M6]*[.$B$6]" office:value-type="float" office:value="0" calcext:value-type="float">
            <text:p>0</text:p>
          </table:table-cell>
          <table:table-cell table:style-name="ce25" table:formula="of:=[.N5]*[.$B$5]+[.N6]*[.$B$6]" office:value-type="float" office:value="0" calcext:value-type="float">
            <text:p>0</text:p>
          </table:table-cell>
          <table:table-cell table:style-name="ce25" table:formula="of:=[.O5]*[.$B$5]+[.O6]*[.$B$6]" office:value-type="float" office:value="0" calcext:value-type="float">
            <text:p>0</text:p>
          </table:table-cell>
          <table:table-cell table:style-name="ce25" table:formula="of:=[.P5]*[.$B$5]+[.P6]*[.$B$6]" office:value-type="float" office:value="0" calcext:value-type="float">
            <text:p>0</text:p>
          </table:table-cell>
          <table:table-cell table:style-name="ce25" table:number-columns-repeated="17"/>
          <table:table-cell table:number-columns-repeated="991"/>
        </table:table-row>
        <table:table-row table:style-name="ro1">
          <table:table-cell table:style-name="ce3" office:value-type="string" calcext:value-type="string">
            <text:p>Python Use</text:p>
          </table:table-cell>
          <table:table-cell table:style-name="ce19" table:number-columns-repeated="2"/>
          <table:table-cell table:style-name="ce29" table:number-columns-repeated="2"/>
          <table:table-cell table:style-name="ce35" table:number-columns-repeated="28"/>
          <table:table-cell table:number-columns-repeated="991"/>
        </table:table-row>
        <table:table-row table:style-name="ro1">
          <table:table-cell table:style-name="ce4" office:value-type="string" calcext:value-type="string">
            <text:p>Code Layout (comments,…)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table:formula="of:=[.Y7]*[.$B$13]+[.Y8]*[.$B$14]" office:value-type="float" office:value="0" calcext:value-type="float">
            <text:p>0</text:p>
          </table:table-cell>
          <table:table-cell table:style-name="ce33" table:formula="of:=[.Z7]*[.$B$13]+[.Z8]*[.$B$14]" office:value-type="float" office:value="0" calcext:value-type="float">
            <text:p>0</text:p>
          </table:table-cell>
          <table:table-cell table:style-name="ce33" table:formula="of:=[.AA7]*[.$B$13]+[.AA8]*[.$B$14]" office:value-type="float" office:value="0" calcext:value-type="float">
            <text:p>0</text:p>
          </table:table-cell>
          <table:table-cell table:style-name="ce33" table:formula="of:=[.AB7]*[.$B$13]+[.AB8]*[.$B$14]" office:value-type="float" office:value="0" calcext:value-type="float">
            <text:p>0</text:p>
          </table:table-cell>
          <table:table-cell table:style-name="ce33" table:formula="of:=[.AC7]*[.$B$13]+[.AC8]*[.$B$14]" office:value-type="float" office:value="0" calcext:value-type="float">
            <text:p>0</text:p>
          </table:table-cell>
          <table:table-cell table:style-name="ce33" table:formula="of:=[.AD7]*[.$B$13]+[.AD8]*[.$B$14]" office:value-type="float" office:value="0" calcext:value-type="float">
            <text:p>0</text:p>
          </table:table-cell>
          <table:table-cell table:style-name="ce33" table:formula="of:=[.AE7]*[.$B$13]+[.AE8]*[.$B$14]" office:value-type="float" office:value="0" calcext:value-type="float">
            <text:p>0</text:p>
          </table:table-cell>
          <table:table-cell table:style-name="ce33" table:formula="of:=[.AF7]*[.$B$13]+[.AF8]*[.$B$14]" office:value-type="float" office:value="0" calcext:value-type="float">
            <text:p>0</text:p>
          </table:table-cell>
          <table:table-cell table:style-name="ce33" table:formula="of:=[.AG7]*[.$B$13]+[.AG8]*[.$B$14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Vectorial Operations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5"/>
          <table:table-cell table:style-name="ce20"/>
          <table:table-cell table:style-name="ce25" table:formula="of:=[.C9]*[.$B$9]+[.C10]*[.$B$10]" office:value-type="float" office:value="0" calcext:value-type="float">
            <text:p>0</text:p>
          </table:table-cell>
          <table:table-cell table:style-name="ce25" table:formula="of:=[.D9]*[.$B$9]+[.D10]*[.$B$10]" office:value-type="float" office:value="0" calcext:value-type="float">
            <text:p>0</text:p>
          </table:table-cell>
          <table:table-cell table:style-name="ce25" table:formula="of:=[.E9]*[.$B$9]+[.E10]*[.$B$10]" office:value-type="float" office:value="0" calcext:value-type="float">
            <text:p>0</text:p>
          </table:table-cell>
          <table:table-cell table:style-name="ce25" table:formula="of:=[.F9]*[.$B$9]+[.F10]*[.$B$10]" office:value-type="float" office:value="0" calcext:value-type="float">
            <text:p>0</text:p>
          </table:table-cell>
          <table:table-cell table:style-name="ce25" table:formula="of:=[.G9]*[.$B$9]+[.G10]*[.$B$10]" office:value-type="float" office:value="0" calcext:value-type="float">
            <text:p>0</text:p>
          </table:table-cell>
          <table:table-cell table:style-name="ce25" table:formula="of:=[.H9]*[.$B$9]+[.H10]*[.$B$10]" office:value-type="float" office:value="0" calcext:value-type="float">
            <text:p>0</text:p>
          </table:table-cell>
          <table:table-cell table:style-name="ce25" table:formula="of:=[.I9]*[.$B$9]+[.I10]*[.$B$10]" office:value-type="float" office:value="0" calcext:value-type="float">
            <text:p>0</text:p>
          </table:table-cell>
          <table:table-cell table:style-name="ce25" table:formula="of:=[.J9]*[.$B$9]+[.J10]*[.$B$10]" office:value-type="float" office:value="0" calcext:value-type="float">
            <text:p>0</text:p>
          </table:table-cell>
          <table:table-cell table:style-name="ce25" table:formula="of:=[.K9]*[.$B$9]+[.K10]*[.$B$10]" office:value-type="float" office:value="0" calcext:value-type="float">
            <text:p>0</text:p>
          </table:table-cell>
          <table:table-cell table:style-name="ce25" table:formula="of:=[.L9]*[.$B$9]+[.L10]*[.$B$10]" office:value-type="float" office:value="0" calcext:value-type="float">
            <text:p>0</text:p>
          </table:table-cell>
          <table:table-cell table:style-name="ce25" table:formula="of:=[.M9]*[.$B$9]+[.M10]*[.$B$10]" office:value-type="float" office:value="0" calcext:value-type="float">
            <text:p>0</text:p>
          </table:table-cell>
          <table:table-cell table:style-name="ce25" table:formula="of:=[.N9]*[.$B$9]+[.N10]*[.$B$10]" office:value-type="float" office:value="0" calcext:value-type="float">
            <text:p>0</text:p>
          </table:table-cell>
          <table:table-cell table:style-name="ce25" table:formula="of:=[.O9]*[.$B$9]+[.O10]*[.$B$10]" office:value-type="float" office:value="0" calcext:value-type="float">
            <text:p>0</text:p>
          </table:table-cell>
          <table:table-cell table:style-name="ce25" table:formula="of:=[.P9]*[.$B$9]+[.P10]*[.$B$10]" office:value-type="float" office:value="0" calcext:value-type="float">
            <text:p>0</text:p>
          </table:table-cell>
          <table:table-cell table:style-name="ce25" table:number-columns-repeated="17"/>
          <table:table-cell table:number-columns-repeated="991"/>
        </table:table-row>
        <table:table-row table:style-name="ro1">
          <table:table-cell table:style-name="ce6" office:value-type="string" calcext:value-type="string">
            <text:p>Iterative methods: errors and convergence</text:p>
          </table:table-cell>
          <table:table-cell table:style-name="ce19" table:number-columns-repeated="2"/>
          <table:table-cell table:style-name="ce29" table:number-columns-repeated="2"/>
          <table:table-cell table:style-name="ce35" table:number-columns-repeated="28"/>
          <table:table-cell table:number-columns-repeated="991"/>
        </table:table-row>
        <table:table-row table:style-name="ro1">
          <table:table-cell table:style-name="ce7" office:value-type="string" calcext:value-type="string">
            <text:p>DIY order of convergence</text:p>
          </table:table-cell>
          <table:table-cell table:style-name="ce18"/>
          <table:table-cell table:style-name="ce18" office:value-type="float" office:value="0.5" calcext:value-type="float">
            <text:p>0,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7" office:value-type="string" calcext:value-type="string">
            <text:p>DIY comment plot convergence</text:p>
          </table:table-cell>
          <table:table-cell table:style-name="ce18"/>
          <table:table-cell table:style-name="ce18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.5" calcext:value-type="float">
            <text:p>0,5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8"/>
          <table:table-cell table:style-name="ce20"/>
          <table:table-cell table:style-name="ce25" table:formula="of:=[.C13]*[.$B$13]+[.C14]*[.$B$14]" office:value-type="float" office:value="0" calcext:value-type="float">
            <text:p>0</text:p>
          </table:table-cell>
          <table:table-cell table:style-name="ce25" table:formula="of:=[.D13]*[.$B$13]+[.D14]*[.$B$14]" office:value-type="float" office:value="0" calcext:value-type="float">
            <text:p>0</text:p>
          </table:table-cell>
          <table:table-cell table:style-name="ce25" table:formula="of:=[.E13]*[.$B$13]+[.E14]*[.$B$14]" office:value-type="float" office:value="0" calcext:value-type="float">
            <text:p>0</text:p>
          </table:table-cell>
          <table:table-cell table:style-name="ce25" table:formula="of:=[.F13]*[.$B$13]+[.F14]*[.$B$14]" office:value-type="float" office:value="0" calcext:value-type="float">
            <text:p>0</text:p>
          </table:table-cell>
          <table:table-cell table:style-name="ce25" table:formula="of:=[.G13]*[.$B$13]+[.G14]*[.$B$14]" office:value-type="float" office:value="0" calcext:value-type="float">
            <text:p>0</text:p>
          </table:table-cell>
          <table:table-cell table:style-name="ce25" table:formula="of:=[.H13]*[.$B$13]+[.H14]*[.$B$14]" office:value-type="float" office:value="0" calcext:value-type="float">
            <text:p>0</text:p>
          </table:table-cell>
          <table:table-cell table:style-name="ce25" table:formula="of:=[.I13]*[.$B$13]+[.I14]*[.$B$14]" office:value-type="float" office:value="0" calcext:value-type="float">
            <text:p>0</text:p>
          </table:table-cell>
          <table:table-cell table:style-name="ce25" table:formula="of:=[.J13]*[.$B$13]+[.J14]*[.$B$14]" office:value-type="float" office:value="0" calcext:value-type="float">
            <text:p>0</text:p>
          </table:table-cell>
          <table:table-cell table:style-name="ce25" table:formula="of:=[.K13]*[.$B$13]+[.K14]*[.$B$14]" office:value-type="float" office:value="0" calcext:value-type="float">
            <text:p>0</text:p>
          </table:table-cell>
          <table:table-cell table:style-name="ce25" table:formula="of:=[.L13]*[.$B$13]+[.L14]*[.$B$14]" office:value-type="float" office:value="0" calcext:value-type="float">
            <text:p>0</text:p>
          </table:table-cell>
          <table:table-cell table:style-name="ce25" table:formula="of:=[.M13]*[.$B$13]+[.M14]*[.$B$14]" office:value-type="float" office:value="0" calcext:value-type="float">
            <text:p>0</text:p>
          </table:table-cell>
          <table:table-cell table:style-name="ce25" table:formula="of:=[.N13]*[.$B$13]+[.N14]*[.$B$14]" office:value-type="float" office:value="0" calcext:value-type="float">
            <text:p>0</text:p>
          </table:table-cell>
          <table:table-cell table:style-name="ce25" table:formula="of:=[.O13]*[.$B$13]+[.O14]*[.$B$14]" office:value-type="float" office:value="0" calcext:value-type="float">
            <text:p>0</text:p>
          </table:table-cell>
          <table:table-cell table:style-name="ce25" table:number-columns-repeated="18"/>
          <table:table-cell table:number-columns-repeated="991"/>
        </table:table-row>
        <table:table-row table:style-name="ro1">
          <table:table-cell table:style-name="ce3" office:value-type="string" calcext:value-type="string">
            <text:p>The bisection method</text:p>
          </table:table-cell>
          <table:table-cell table:style-name="ce19" table:number-columns-repeated="2"/>
          <table:table-cell table:style-name="ce29" table:number-columns-repeated="2"/>
          <table:table-cell table:style-name="ce35" table:number-columns-repeated="28"/>
          <table:table-cell table:number-columns-repeated="991"/>
        </table:table-row>
        <table:table-row table:style-name="ro1">
          <table:table-cell table:style-name="ce9" office:value-type="string" calcext:value-type="string">
            <text:p>DIY code fonction x^3-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13"/>
          <table:table-cell table:number-columns-repeated="991"/>
        </table:table-row>
        <table:table-row table:style-name="ro1">
          <table:table-cell table:style-name="ce9" office:value-type="string" calcext:value-type="string">
            <text:p>DIY code algo bissection 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0.75" calcext:value-type="float">
            <text:p>0,75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13"/>
          <table:table-cell table:number-columns-repeated="991"/>
        </table:table-row>
        <table:table-row table:style-name="ro1">
          <table:table-cell table:style-name="ce9" office:value-type="string" calcext:value-type="string">
            <text:p>DIY test and plot algo bissection 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3"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13"/>
          <table:table-cell table:number-columns-repeated="991"/>
        </table:table-row>
        <table:table-row table:style-name="ro1">
          <table:table-cell table:style-name="ce10" office:value-type="string" calcext:value-type="string">
            <text:p>Comments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6" table:number-columns-repeated="5"/>
          <table:table-cell table:style-name="ce36" office:value-type="float" office:value="0" calcext:value-type="float">
            <text:p>0</text:p>
          </table:table-cell>
          <table:table-cell table:style-name="ce36" table:number-columns-repeated="13"/>
          <table:table-cell table:number-columns-repeated="991"/>
        </table:table-row>
        <table:table-row table:style-name="ro1">
          <table:table-cell table:style-name="ce9" office:value-type="string" calcext:value-type="string">
            <text:p>DIY code algo bissection 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25" calcext:value-type="float">
            <text:p>0,25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.25" calcext:value-type="float">
            <text:p>0,25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9" office:value-type="string" calcext:value-type="string">
            <text:p>DIY test and plot algo bissection 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1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0" office:value-type="string" calcext:value-type="string">
            <text:p>Comments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33" table:number-columns-repeated="5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1" office:value-type="string" calcext:value-type="string">
            <text:p>Case Study 1</text:p>
          </table:table-cell>
          <table:table-cell table:style-name="ce22" table:number-columns-repeated="2"/>
          <table:table-cell table:style-name="ce31" table:number-columns-repeated="2"/>
          <table:table-cell table:style-name="ce37" table:number-columns-repeated="28"/>
          <table:table-cell table:number-columns-repeated="991"/>
        </table:table-row>
        <table:table-row table:style-name="ro1">
          <table:table-cell table:style-name="ce7" office:value-type="string" calcext:value-type="string">
            <text:p>DIY Find value a0 and b0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9" office:value-type="string" calcext:value-type="string">
            <text:p>DIY Compute the sequenc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7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1" office:value-type="string" calcext:value-type="string">
            <text:p>Case Study 2</text:p>
          </table:table-cell>
          <table:table-cell table:style-name="ce22" table:number-columns-repeated="2"/>
          <table:table-cell table:style-name="ce31" table:number-columns-repeated="2"/>
          <table:table-cell table:style-name="ce37" table:number-columns-repeated="28"/>
          <table:table-cell table:number-columns-repeated="991"/>
        </table:table-row>
        <table:table-row table:style-name="ro1">
          <table:table-cell table:style-name="ce12" office:value-type="string" calcext:value-type="string">
            <text:p>DIY Find value a0 and b0 by coding a function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75" calcext:value-type="float">
            <text:p>0,7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.5" calcext:value-type="float">
            <text:p>0,5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9" office:value-type="string" calcext:value-type="string">
            <text:p>DIY Compute the sequence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8"/>
          <table:table-cell table:style-name="ce23"/>
          <table:table-cell table:style-name="ce26" table:formula="of:=[.C17]*[.$B$17]+[.C18]*[.$B$18]+[.C19]*[.$B$19]+[.C21]*[.$B$21]+[.C22]*[.$B$22]+[.C25]*[.$B$25]+[.C26]*[.$B$26]+[.C28]*[.$B$28]+[.C29]*[.$B$29]+[.C23]+[.C20]" office:value-type="float" office:value="0" calcext:value-type="float">
            <text:p>0</text:p>
          </table:table-cell>
          <table:table-cell table:style-name="ce26" table:formula="of:=[.D17]*[.$B$17]+[.D18]*[.$B$18]+[.D19]*[.$B$19]+[.D21]*[.$B$21]+[.D22]*[.$B$22]+[.D25]*[.$B$25]+[.D26]*[.$B$26]+[.D28]*[.$B$28]+[.D29]*[.$B$29]+[.D23]+[.D20]" office:value-type="float" office:value="0" calcext:value-type="float">
            <text:p>0</text:p>
          </table:table-cell>
          <table:table-cell table:style-name="ce26" table:formula="of:=[.E17]*[.$B$17]+[.E18]*[.$B$18]+[.E19]*[.$B$19]+[.E21]*[.$B$21]+[.E22]*[.$B$22]+[.E25]*[.$B$25]+[.E26]*[.$B$26]+[.E28]*[.$B$28]+[.E29]*[.$B$29]+[.E23]+[.E20]" office:value-type="float" office:value="0" calcext:value-type="float">
            <text:p>0</text:p>
          </table:table-cell>
          <table:table-cell table:style-name="ce26" table:formula="of:=[.F17]*[.$B$17]+[.F18]*[.$B$18]+[.F19]*[.$B$19]+[.F21]*[.$B$21]+[.F22]*[.$B$22]+[.F25]*[.$B$25]+[.F26]*[.$B$26]+[.F28]*[.$B$28]+[.F29]*[.$B$29]+[.F23]+[.F20]" office:value-type="float" office:value="0" calcext:value-type="float">
            <text:p>0</text:p>
          </table:table-cell>
          <table:table-cell table:style-name="ce26" table:formula="of:=[.G17]*[.$B$17]+[.G18]*[.$B$18]+[.G19]*[.$B$19]+[.G21]*[.$B$21]+[.G22]*[.$B$22]+[.G25]*[.$B$25]+[.G26]*[.$B$26]+[.G28]*[.$B$28]+[.G29]*[.$B$29]+[.G23]+[.G20]" office:value-type="float" office:value="0" calcext:value-type="float">
            <text:p>0</text:p>
          </table:table-cell>
          <table:table-cell table:style-name="ce26" table:formula="of:=[.H17]*[.$B$17]+[.H18]*[.$B$18]+[.H19]*[.$B$19]+[.H21]*[.$B$21]+[.H22]*[.$B$22]+[.H25]*[.$B$25]+[.H26]*[.$B$26]+[.H28]*[.$B$28]+[.H29]*[.$B$29]+[.H23]+[.H20]" office:value-type="float" office:value="0" calcext:value-type="float">
            <text:p>0</text:p>
          </table:table-cell>
          <table:table-cell table:style-name="ce26" table:formula="of:=[.I17]*[.$B$17]+[.I18]*[.$B$18]+[.I19]*[.$B$19]+[.I21]*[.$B$21]+[.I22]*[.$B$22]+[.I25]*[.$B$25]+[.I26]*[.$B$26]+[.I28]*[.$B$28]+[.I29]*[.$B$29]+[.I23]+[.I20]" office:value-type="float" office:value="1" calcext:value-type="float">
            <text:p>1</text:p>
          </table:table-cell>
          <table:table-cell table:style-name="ce26" table:formula="of:=[.J17]*[.$B$17]+[.J18]*[.$B$18]+[.J19]*[.$B$19]+[.J21]*[.$B$21]+[.J22]*[.$B$22]+[.J25]*[.$B$25]+[.J26]*[.$B$26]+[.J28]*[.$B$28]+[.J29]*[.$B$29]+[.J23]+[.J20]" office:value-type="float" office:value="0" calcext:value-type="float">
            <text:p>0</text:p>
          </table:table-cell>
          <table:table-cell table:style-name="ce26" table:formula="of:=[.K17]*[.$B$17]+[.K18]*[.$B$18]+[.K19]*[.$B$19]+[.K21]*[.$B$21]+[.K22]*[.$B$22]+[.K25]*[.$B$25]+[.K26]*[.$B$26]+[.K28]*[.$B$28]+[.K29]*[.$B$29]+[.K23]+[.K20]" office:value-type="float" office:value="0" calcext:value-type="float">
            <text:p>0</text:p>
          </table:table-cell>
          <table:table-cell table:style-name="ce26" table:formula="of:=[.L17]*[.$B$17]+[.L18]*[.$B$18]+[.L19]*[.$B$19]+[.L21]*[.$B$21]+[.L22]*[.$B$22]+[.L25]*[.$B$25]+[.L26]*[.$B$26]+[.L28]*[.$B$28]+[.L29]*[.$B$29]+[.L23]+[.L20]" office:value-type="float" office:value="0" calcext:value-type="float">
            <text:p>0</text:p>
          </table:table-cell>
          <table:table-cell table:style-name="ce26" table:formula="of:=[.M17]*[.$B$17]+[.M18]*[.$B$18]+[.M19]*[.$B$19]+[.M21]*[.$B$21]+[.M22]*[.$B$22]+[.M25]*[.$B$25]+[.M26]*[.$B$26]+[.M28]*[.$B$28]+[.M29]*[.$B$29]+[.M23]+[.M20]" office:value-type="float" office:value="0" calcext:value-type="float">
            <text:p>0</text:p>
          </table:table-cell>
          <table:table-cell table:style-name="ce26" table:formula="of:=[.N17]*[.$B$17]+[.N18]*[.$B$18]+[.N19]*[.$B$19]+[.N21]*[.$B$21]+[.N22]*[.$B$22]+[.N25]*[.$B$25]+[.N26]*[.$B$26]+[.N28]*[.$B$28]+[.N29]*[.$B$29]+[.N23]+[.N20]" office:value-type="float" office:value="0" calcext:value-type="float">
            <text:p>0</text:p>
          </table:table-cell>
          <table:table-cell table:style-name="ce26" table:formula="of:=[.O17]*[.$B$17]+[.O18]*[.$B$18]+[.O19]*[.$B$19]+[.O21]*[.$B$21]+[.O22]*[.$B$22]+[.O25]*[.$B$25]+[.O26]*[.$B$26]+[.O28]*[.$B$28]+[.O29]*[.$B$29]+[.O23]+[.O20]" office:value-type="float" office:value="0" calcext:value-type="float">
            <text:p>0</text:p>
          </table:table-cell>
          <table:table-cell table:style-name="ce26" table:formula="of:=[.P17]*[.$B$17]+[.P18]*[.$B$18]+[.P19]*[.$B$19]+[.P21]*[.$B$21]+[.P22]*[.$B$22]+[.P25]*[.$B$25]+[.P26]*[.$B$26]+[.P28]*[.$B$28]+[.P29]*[.$B$29]+[.P23]+[.P20]" office:value-type="float" office:value="0" calcext:value-type="float">
            <text:p>0</text:p>
          </table:table-cell>
          <table:table-cell table:style-name="ce26" table:formula="of:=[.Q17]*[.$B$17]+[.Q18]*[.$B$18]+[.Q19]*[.$B$19]+[.Q21]*[.$B$21]+[.Q22]*[.$B$22]+[.Q25]*[.$B$25]+[.Q26]*[.$B$26]+[.Q28]*[.$B$28]+[.Q29]*[.$B$29]+[.Q23]+[.Q20]" office:value-type="float" office:value="0" calcext:value-type="float">
            <text:p>0</text:p>
          </table:table-cell>
          <table:table-cell table:style-name="ce26" table:number-columns-repeated="16"/>
          <table:table-cell table:style-name="ce38" table:number-columns-repeated="974"/>
          <table:table-cell table:number-columns-repeated="17"/>
        </table:table-row>
        <table:table-row table:style-name="ro1">
          <table:table-cell table:style-name="ce3" office:value-type="string" calcext:value-type="string">
            <text:p>Fixed point iterations</text:p>
          </table:table-cell>
          <table:table-cell table:style-name="ce19" table:number-columns-repeated="2"/>
          <table:table-cell table:style-name="ce29" table:number-columns-repeated="2"/>
          <table:table-cell table:style-name="ce35"/>
          <table:table-cell table:style-name="ce35" table:formula="of:=[.G26]*[.$B$32]+[.G27]*[.$B$33]+[.G28]*[.$B$34]+[.G29]*[.$B$35]+[.G30]*[.$B$36]" office:value-type="float" office:value="0" calcext:value-type="float">
            <text:p>0</text:p>
          </table:table-cell>
          <table:table-cell table:style-name="ce35" table:formula="of:=[.H26]*[.$B$32]+[.H27]*[.$B$33]+[.H28]*[.$B$34]+[.H29]*[.$B$35]+[.H30]*[.$B$36]" office:value-type="float" office:value="0" calcext:value-type="float">
            <text:p>0</text:p>
          </table:table-cell>
          <table:table-cell table:style-name="ce35" table:formula="of:=[.I26]*[.$B$32]+[.I27]*[.$B$33]+[.I28]*[.$B$34]+[.I29]*[.$B$35]+[.I30]*[.$B$36]" office:value-type="float" office:value="0" calcext:value-type="float">
            <text:p>0</text:p>
          </table:table-cell>
          <table:table-cell table:style-name="ce35" table:formula="of:=[.J26]*[.$B$32]+[.J27]*[.$B$33]+[.J28]*[.$B$34]+[.J29]*[.$B$35]+[.J30]*[.$B$36]" office:value-type="float" office:value="0" calcext:value-type="float">
            <text:p>0</text:p>
          </table:table-cell>
          <table:table-cell table:style-name="ce35" table:formula="of:=[.K26]*[.$B$32]+[.K27]*[.$B$33]+[.K28]*[.$B$34]+[.K29]*[.$B$35]+[.K30]*[.$B$36]" office:value-type="float" office:value="0" calcext:value-type="float">
            <text:p>0</text:p>
          </table:table-cell>
          <table:table-cell table:style-name="ce35" table:formula="of:=[.L26]*[.$B$32]+[.L27]*[.$B$33]+[.L28]*[.$B$34]+[.L29]*[.$B$35]+[.L30]*[.$B$36]" office:value-type="float" office:value="0" calcext:value-type="float">
            <text:p>0</text:p>
          </table:table-cell>
          <table:table-cell table:style-name="ce35" table:formula="of:=[.M26]*[.$B$32]+[.M27]*[.$B$33]+[.M28]*[.$B$34]+[.M29]*[.$B$35]+[.M30]*[.$B$36]" office:value-type="float" office:value="0" calcext:value-type="float">
            <text:p>0</text:p>
          </table:table-cell>
          <table:table-cell table:style-name="ce35" table:formula="of:=[.N26]*[.$B$32]+[.N27]*[.$B$33]+[.N28]*[.$B$34]+[.N29]*[.$B$35]+[.N30]*[.$B$36]" office:value-type="float" office:value="0" calcext:value-type="float">
            <text:p>0</text:p>
          </table:table-cell>
          <table:table-cell table:style-name="ce35" table:formula="of:=[.O26]*[.$B$32]+[.O27]*[.$B$33]+[.O28]*[.$B$34]+[.O29]*[.$B$35]+[.O30]*[.$B$36]" office:value-type="float" office:value="0" calcext:value-type="float">
            <text:p>0</text:p>
          </table:table-cell>
          <table:table-cell table:style-name="ce35" table:formula="of:=[.P26]*[.$B$32]+[.P27]*[.$B$33]+[.P28]*[.$B$34]+[.P29]*[.$B$35]+[.P30]*[.$B$36]" office:value-type="float" office:value="0" calcext:value-type="float">
            <text:p>0</text:p>
          </table:table-cell>
          <table:table-cell table:style-name="ce35" table:formula="of:=[.Q26]*[.$B$32]+[.Q27]*[.$B$33]+[.Q28]*[.$B$34]+[.Q29]*[.$B$35]+[.Q30]*[.$B$36]" office:value-type="float" office:value="0" calcext:value-type="float">
            <text:p>0</text:p>
          </table:table-cell>
          <table:table-cell table:style-name="ce35" table:formula="of:=[.R26]*[.$B$32]+[.R27]*[.$B$33]+[.R28]*[.$B$34]+[.R29]*[.$B$35]+[.R30]*[.$B$36]" office:value-type="float" office:value="0" calcext:value-type="float">
            <text:p>0</text:p>
          </table:table-cell>
          <table:table-cell table:style-name="ce35" table:formula="of:=[.S26]*[.$B$32]+[.S27]*[.$B$33]+[.S28]*[.$B$34]+[.S29]*[.$B$35]+[.S30]*[.$B$36]" office:value-type="float" office:value="0" calcext:value-type="float">
            <text:p>0</text:p>
          </table:table-cell>
          <table:table-cell table:style-name="ce35" table:formula="of:=[.T26]*[.$B$32]+[.T27]*[.$B$33]+[.T28]*[.$B$34]+[.T29]*[.$B$35]+[.T30]*[.$B$36]" office:value-type="float" office:value="0" calcext:value-type="float">
            <text:p>0</text:p>
          </table:table-cell>
          <table:table-cell table:style-name="ce35" table:formula="of:=[.U26]*[.$B$32]+[.U27]*[.$B$33]+[.U28]*[.$B$34]+[.U29]*[.$B$35]+[.U30]*[.$B$36]" office:value-type="float" office:value="0" calcext:value-type="float">
            <text:p>0</text:p>
          </table:table-cell>
          <table:table-cell table:style-name="ce35" table:formula="of:=[.V26]*[.$B$32]+[.V27]*[.$B$33]+[.V28]*[.$B$34]+[.V29]*[.$B$35]+[.V30]*[.$B$36]" office:value-type="float" office:value="0" calcext:value-type="float">
            <text:p>0</text:p>
          </table:table-cell>
          <table:table-cell table:style-name="ce35" table:formula="of:=[.W26]*[.$B$32]+[.W27]*[.$B$33]+[.W28]*[.$B$34]+[.W29]*[.$B$35]+[.W30]*[.$B$36]" office:value-type="float" office:value="0" calcext:value-type="float">
            <text:p>0</text:p>
          </table:table-cell>
          <table:table-cell table:style-name="ce35" table:formula="of:=[.X26]*[.$B$32]+[.X27]*[.$B$33]+[.X28]*[.$B$34]+[.X29]*[.$B$35]+[.X30]*[.$B$36]" office:value-type="float" office:value="0" calcext:value-type="float">
            <text:p>0</text:p>
          </table:table-cell>
          <table:table-cell table:style-name="ce35" table:formula="of:=[.Y26]*[.$B$32]+[.Y27]*[.$B$33]+[.Y28]*[.$B$34]+[.Y29]*[.$B$35]+[.Y30]*[.$B$36]" office:value-type="float" office:value="0" calcext:value-type="float">
            <text:p>0</text:p>
          </table:table-cell>
          <table:table-cell table:style-name="ce35" table:formula="of:=[.Z26]*[.$B$32]+[.Z27]*[.$B$33]+[.Z28]*[.$B$34]+[.Z29]*[.$B$35]+[.Z30]*[.$B$36]" office:value-type="float" office:value="0" calcext:value-type="float">
            <text:p>0</text:p>
          </table:table-cell>
          <table:table-cell table:style-name="ce35" table:formula="of:=[.AA26]*[.$B$32]+[.AA27]*[.$B$33]+[.AA28]*[.$B$34]+[.AA29]*[.$B$35]+[.AA30]*[.$B$36]" office:value-type="float" office:value="0" calcext:value-type="float">
            <text:p>0</text:p>
          </table:table-cell>
          <table:table-cell table:style-name="ce35" table:formula="of:=[.AB26]*[.$B$32]+[.AB27]*[.$B$33]+[.AB28]*[.$B$34]+[.AB29]*[.$B$35]+[.AB30]*[.$B$36]" office:value-type="float" office:value="0" calcext:value-type="float">
            <text:p>0</text:p>
          </table:table-cell>
          <table:table-cell table:style-name="ce35" table:formula="of:=[.AC26]*[.$B$32]+[.AC27]*[.$B$33]+[.AC28]*[.$B$34]+[.AC29]*[.$B$35]+[.AC30]*[.$B$36]" office:value-type="float" office:value="0" calcext:value-type="float">
            <text:p>0</text:p>
          </table:table-cell>
          <table:table-cell table:style-name="ce35" table:formula="of:=[.AD26]*[.$B$32]+[.AD27]*[.$B$33]+[.AD28]*[.$B$34]+[.AD29]*[.$B$35]+[.AD30]*[.$B$36]" office:value-type="float" office:value="0" calcext:value-type="float">
            <text:p>0</text:p>
          </table:table-cell>
          <table:table-cell table:style-name="ce35" table:formula="of:=[.AE26]*[.$B$32]+[.AE27]*[.$B$33]+[.AE28]*[.$B$34]+[.AE29]*[.$B$35]+[.AE30]*[.$B$36]" office:value-type="float" office:value="0" calcext:value-type="float">
            <text:p>0</text:p>
          </table:table-cell>
          <table:table-cell table:style-name="ce35" table:formula="of:=[.AF26]*[.$B$32]+[.AF27]*[.$B$33]+[.AF28]*[.$B$34]+[.AF29]*[.$B$35]+[.AF30]*[.$B$36]" office:value-type="float" office:value="0" calcext:value-type="float">
            <text:p>0</text:p>
          </table:table-cell>
          <table:table-cell table:style-name="ce35" table:formula="of:=[.AG26]*[.$B$32]+[.AG27]*[.$B$33]+[.AG28]*[.$B$34]+[.AG29]*[.$B$35]+[.AG30]*[.$B$36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DIY proof Theorem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3" office:value-type="string" calcext:value-type="string">
            <text:p>DIY code algo fixed point 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1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2" office:value-type="string" calcext:value-type="string">
            <text:p>DIY test and comment algo derivative=1</text:p>
          </table:table-cell>
          <table:table-cell table:style-name="ce18"/>
          <table:table-cell table:style-name="ce18" office:value-type="float" office:value="0.25" calcext:value-type="float">
            <text:p>0,25</text:p>
          </table:table-cell>
          <table:table-cell table:number-columns-repeated="2" table:style-name="ce28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25" calcext:value-type="float">
            <text:p>0,2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2" office:value-type="string" calcext:value-type="string">
            <text:p>DIY test and comment functions g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5" calcext:value-type="float">
            <text:p>0,5</text:p>
          </table:table-cell>
          <table:table-cell table:number-columns-repeated="5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.5" calcext:value-type="float">
            <text:p>0,5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2" office:value-type="string" calcext:value-type="string">
            <text:p>DIY plot and comment for g3,g4,g5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.5" calcext:value-type="float">
            <text:p>0,5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.5" calcext:value-type="float">
            <text:p>0,5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8"/>
          <table:table-cell table:style-name="ce23"/>
          <table:table-cell table:style-name="ce26" table:formula="of:=[.C32]*[.$B$32]+[.C33]*[.$B$33]+[.C34]*[.$B$34]+[.C35]*[.$B$35]+[.C36]*[.$B$36]" office:value-type="float" office:value="0" calcext:value-type="float">
            <text:p>0</text:p>
          </table:table-cell>
          <table:table-cell table:style-name="ce26" table:formula="of:=[.D32]*[.$B$32]+[.D33]*[.$B$33]+[.D34]*[.$B$34]+[.D35]*[.$B$35]+[.D36]*[.$B$36]" office:value-type="float" office:value="0" calcext:value-type="float">
            <text:p>0</text:p>
          </table:table-cell>
          <table:table-cell table:style-name="ce26" table:formula="of:=[.E32]*[.$B$32]+[.E33]*[.$B$33]+[.E34]*[.$B$34]+[.E35]*[.$B$35]+[.E36]*[.$B$36]" office:value-type="float" office:value="0" calcext:value-type="float">
            <text:p>0</text:p>
          </table:table-cell>
          <table:table-cell table:style-name="ce26" table:formula="of:=[.F32]*[.$B$32]+[.F33]*[.$B$33]+[.F34]*[.$B$34]+[.F35]*[.$B$35]+[.F36]*[.$B$36]" office:value-type="float" office:value="0" calcext:value-type="float">
            <text:p>0</text:p>
          </table:table-cell>
          <table:table-cell table:style-name="ce26" table:formula="of:=[.G32]*[.$B$32]+[.G33]*[.$B$33]+[.G34]*[.$B$34]+[.G35]*[.$B$35]+[.G36]*[.$B$36]" office:value-type="float" office:value="0" calcext:value-type="float">
            <text:p>0</text:p>
          </table:table-cell>
          <table:table-cell table:style-name="ce26" table:formula="of:=[.H32]*[.$B$32]+[.H33]*[.$B$33]+[.H34]*[.$B$34]+[.H35]*[.$B$35]+[.H36]*[.$B$36]" office:value-type="float" office:value="0" calcext:value-type="float">
            <text:p>0</text:p>
          </table:table-cell>
          <table:table-cell table:style-name="ce26" table:formula="of:=[.I32]*[.$B$32]+[.I33]*[.$B$33]+[.I34]*[.$B$34]+[.I35]*[.$B$35]+[.I36]*[.$B$36]" office:value-type="float" office:value="0" calcext:value-type="float">
            <text:p>0</text:p>
          </table:table-cell>
          <table:table-cell table:style-name="ce26" table:formula="of:=[.J32]*[.$B$32]+[.J33]*[.$B$33]+[.J34]*[.$B$34]+[.J35]*[.$B$35]+[.J36]*[.$B$36]" office:value-type="float" office:value="0" calcext:value-type="float">
            <text:p>0</text:p>
          </table:table-cell>
          <table:table-cell table:style-name="ce26" table:formula="of:=[.K32]*[.$B$32]+[.K33]*[.$B$33]+[.K34]*[.$B$34]+[.K35]*[.$B$35]+[.K36]*[.$B$36]" office:value-type="float" office:value="0" calcext:value-type="float">
            <text:p>0</text:p>
          </table:table-cell>
          <table:table-cell table:style-name="ce26" table:formula="of:=[.L32]*[.$B$32]+[.L33]*[.$B$33]+[.L34]*[.$B$34]+[.L35]*[.$B$35]+[.L36]*[.$B$36]" office:value-type="float" office:value="0" calcext:value-type="float">
            <text:p>0</text:p>
          </table:table-cell>
          <table:table-cell table:style-name="ce26" table:formula="of:=[.M32]*[.$B$32]+[.M33]*[.$B$33]+[.M34]*[.$B$34]+[.M35]*[.$B$35]+[.M36]*[.$B$36]" office:value-type="float" office:value="0" calcext:value-type="float">
            <text:p>0</text:p>
          </table:table-cell>
          <table:table-cell table:style-name="ce26" table:formula="of:=[.N32]*[.$B$32]+[.N33]*[.$B$33]+[.N34]*[.$B$34]+[.N35]*[.$B$35]+[.N36]*[.$B$36]" office:value-type="float" office:value="0" calcext:value-type="float">
            <text:p>0</text:p>
          </table:table-cell>
          <table:table-cell table:style-name="ce26" table:formula="of:=[.O32]*[.$B$32]+[.O33]*[.$B$33]+[.O34]*[.$B$34]+[.O35]*[.$B$35]+[.O36]*[.$B$36]" office:value-type="float" office:value="0" calcext:value-type="float">
            <text:p>0</text:p>
          </table:table-cell>
          <table:table-cell table:style-name="ce26" table:formula="of:=[.P32]*[.$B$32]+[.P33]*[.$B$33]+[.P34]*[.$B$34]+[.P35]*[.$B$35]+[.P36]*[.$B$36]" office:value-type="float" office:value="0" calcext:value-type="float">
            <text:p>0</text:p>
          </table:table-cell>
          <table:table-cell table:style-name="ce26" table:formula="of:=[.Q32]*[.$B$32]+[.Q33]*[.$B$33]+[.Q34]*[.$B$34]+[.Q35]*[.$B$35]+[.Q36]*[.$B$36]" office:value-type="float" office:value="0" calcext:value-type="float">
            <text:p>0</text:p>
          </table:table-cell>
          <table:table-cell table:style-name="ce26" table:formula="of:=[.R32]*[.$B$32]+[.R33]*[.$B$33]+[.R34]*[.$B$34]+[.R35]*[.$B$35]+[.R36]*[.$B$36]" office:value-type="float" office:value="0" calcext:value-type="float">
            <text:p>0</text:p>
          </table:table-cell>
          <table:table-cell table:style-name="ce26" table:formula="of:=[.S32]*[.$B$32]+[.S33]*[.$B$33]+[.S34]*[.$B$34]+[.S35]*[.$B$35]+[.S36]*[.$B$36]" office:value-type="float" office:value="0" calcext:value-type="float">
            <text:p>0</text:p>
          </table:table-cell>
          <table:table-cell table:style-name="ce26" table:number-columns-repeated="14"/>
          <table:table-cell table:style-name="ce38" table:number-columns-repeated="974"/>
          <table:table-cell table:number-columns-repeated="17"/>
        </table:table-row>
        <table:table-row table:style-name="ro1">
          <table:table-cell table:style-name="ce3" office:value-type="string" calcext:value-type="string">
            <text:p>The Newton-Raphson method</text:p>
          </table:table-cell>
          <table:table-cell table:style-name="ce19" table:number-columns-repeated="2"/>
          <table:table-cell table:style-name="ce29" table:number-columns-repeated="2"/>
          <table:table-cell table:style-name="ce35" table:number-columns-repeated="28"/>
          <table:table-cell table:number-columns-repeated="991"/>
        </table:table-row>
        <table:table-row table:style-name="ro1">
          <table:table-cell table:style-name="ce9" office:value-type="string" calcext:value-type="string">
            <text:p>DIY code algo Newton method</text:p>
          </table:table-cell>
          <table:table-cell table:style-name="ce18"/>
          <table:table-cell table:style-name="ce18" office:value-type="float" office:value="0.75" calcext:value-type="float">
            <text:p>0,7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75" calcext:value-type="float">
            <text:p>0,75</text:p>
          </table:table-cell>
          <table:table-cell table:number-columns-repeated="3" table:style-name="ce33" office:value-type="float" office:value="0.75" calcext:value-type="float">
            <text:p>0,7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5" calcext:value-type="float">
            <text:p>0,5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2" office:value-type="string" calcext:value-type="string">
            <text:p>DIY test and compare with fixed point method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5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2" office:value-type="string" calcext:value-type="string">
            <text:p>DIY test of the stopping criterion</text:p>
          </table:table-cell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75" calcext:value-type="float">
            <text:p>0,75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[.W33]*[.$B$39]+[.W34]*[.$B$40]+[.W35]*[.$B$41]+[.W37]*[.$B$43]+[.W39]*[.$B$45]+[.W40]*[.$B$46]" office:value-type="float" office:value="0" calcext:value-type="float">
            <text:p>0</text:p>
          </table:table-cell>
          <table:table-cell table:style-name="ce33" table:formula="of:=[.X33]*[.$B$39]+[.X34]*[.$B$40]+[.X35]*[.$B$41]+[.X37]*[.$B$43]+[.X39]*[.$B$45]+[.X40]*[.$B$46]" office:value-type="float" office:value="0" calcext:value-type="float">
            <text:p>0</text:p>
          </table:table-cell>
          <table:table-cell table:style-name="ce33" table:formula="of:=[.Y33]*[.$B$39]+[.Y34]*[.$B$40]+[.Y35]*[.$B$41]+[.Y37]*[.$B$43]+[.Y39]*[.$B$45]+[.Y40]*[.$B$46]" office:value-type="float" office:value="0" calcext:value-type="float">
            <text:p>0</text:p>
          </table:table-cell>
          <table:table-cell table:style-name="ce33" table:formula="of:=[.Z33]*[.$B$39]+[.Z34]*[.$B$40]+[.Z35]*[.$B$41]+[.Z37]*[.$B$43]+[.Z39]*[.$B$45]+[.Z40]*[.$B$46]" office:value-type="float" office:value="0" calcext:value-type="float">
            <text:p>0</text:p>
          </table:table-cell>
          <table:table-cell table:style-name="ce33" table:formula="of:=[.AA33]*[.$B$39]+[.AA34]*[.$B$40]+[.AA35]*[.$B$41]+[.AA37]*[.$B$43]+[.AA39]*[.$B$45]+[.AA40]*[.$B$46]" office:value-type="float" office:value="0" calcext:value-type="float">
            <text:p>0</text:p>
          </table:table-cell>
          <table:table-cell table:style-name="ce33" table:formula="of:=[.AB33]*[.$B$39]+[.AB34]*[.$B$40]+[.AB35]*[.$B$41]+[.AB37]*[.$B$43]+[.AB39]*[.$B$45]+[.AB40]*[.$B$46]" office:value-type="float" office:value="0" calcext:value-type="float">
            <text:p>0</text:p>
          </table:table-cell>
          <table:table-cell table:style-name="ce33" table:formula="of:=[.AC33]*[.$B$39]+[.AC34]*[.$B$40]+[.AC35]*[.$B$41]+[.AC37]*[.$B$43]+[.AC39]*[.$B$45]+[.AC40]*[.$B$46]" office:value-type="float" office:value="0" calcext:value-type="float">
            <text:p>0</text:p>
          </table:table-cell>
          <table:table-cell table:style-name="ce33" table:formula="of:=[.AD33]*[.$B$39]+[.AD34]*[.$B$40]+[.AD35]*[.$B$41]+[.AD37]*[.$B$43]+[.AD39]*[.$B$45]+[.AD40]*[.$B$46]" office:value-type="float" office:value="0" calcext:value-type="float">
            <text:p>0</text:p>
          </table:table-cell>
          <table:table-cell table:style-name="ce33" table:formula="of:=[.AE33]*[.$B$39]+[.AE34]*[.$B$40]+[.AE35]*[.$B$41]+[.AE37]*[.$B$43]+[.AE39]*[.$B$45]+[.AE40]*[.$B$46]" office:value-type="float" office:value="0" calcext:value-type="float">
            <text:p>0</text:p>
          </table:table-cell>
          <table:table-cell table:style-name="ce33" table:formula="of:=[.AF33]*[.$B$39]+[.AF34]*[.$B$40]+[.AF35]*[.$B$41]+[.AF37]*[.$B$43]+[.AF39]*[.$B$45]+[.AF40]*[.$B$46]" office:value-type="float" office:value="0" calcext:value-type="float">
            <text:p>0</text:p>
          </table:table-cell>
          <table:table-cell table:style-name="ce33" table:formula="of:=[.AG33]*[.$B$39]+[.AG34]*[.$B$40]+[.AG35]*[.$B$41]+[.AG37]*[.$B$43]+[.AG39]*[.$B$45]+[.AG40]*[.$B$46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Case Study 2</text:p>
          </table:table-cell>
          <table:table-cell table:style-name="ce22" table:number-columns-repeated="2"/>
          <table:table-cell table:style-name="ce31" table:number-columns-repeated="2"/>
          <table:table-cell table:style-name="ce37" table:number-columns-repeated="28"/>
          <table:table-cell table:number-columns-repeated="991"/>
        </table:table-row>
        <table:table-row table:style-name="ro1">
          <table:table-cell table:style-name="ce12" office:value-type="string" calcext:value-type="string">
            <text:p>DIY test and compare Newton and Bissection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.75" calcext:value-type="float">
            <text:p>0,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.5" calcext:value-type="float">
            <text:p>0,5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1" office:value-type="string" calcext:value-type="string">
            <text:p>Case Study 3</text:p>
          </table:table-cell>
          <table:table-cell table:style-name="ce22" table:number-columns-repeated="2"/>
          <table:table-cell table:style-name="ce31" table:number-columns-repeated="2"/>
          <table:table-cell table:style-name="ce37" table:number-columns-repeated="28"/>
          <table:table-cell table:number-columns-repeated="991"/>
        </table:table-row>
        <table:table-row table:style-name="ro1">
          <table:table-cell table:style-name="ce7" office:value-type="string" calcext:value-type="string">
            <text:p>DIY solution with Newton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2" office:value-type="string" calcext:value-type="string">
            <text:p>Use of the solution to get information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25" calcext:value-type="float">
            <text:p>0,25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,5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3" table:number-columns-repeated="13"/>
          <table:table-cell table:number-columns-repeated="991"/>
        </table:table-row>
        <table:table-row table:style-name="ro1">
          <table:table-cell table:style-name="ce14"/>
          <table:table-cell table:style-name="ce20"/>
          <table:table-cell table:style-name="ce25" table:formula="of:=[.C39]*[.$B$39]+[.C40]*[.$B$40]+[.C41]*[.$B$41]+[.C43]*[.$B$43]+[.C45]*[.$B$45]+[.C46]*[.$B$46]" office:value-type="float" office:value="0" calcext:value-type="float">
            <text:p>0</text:p>
          </table:table-cell>
          <table:table-cell table:style-name="ce25" table:formula="of:=[.D39]*[.$B$39]+[.D40]*[.$B$40]+[.D41]*[.$B$41]+[.D43]*[.$B$43]+[.D45]*[.$B$45]+[.D46]*[.$B$46]" office:value-type="float" office:value="0" calcext:value-type="float">
            <text:p>0</text:p>
          </table:table-cell>
          <table:table-cell table:style-name="ce25" table:formula="of:=[.E39]*[.$B$39]+[.E40]*[.$B$40]+[.E41]*[.$B$41]+[.E43]*[.$B$43]+[.E45]*[.$B$45]+[.E46]*[.$B$46]" office:value-type="float" office:value="0" calcext:value-type="float">
            <text:p>0</text:p>
          </table:table-cell>
          <table:table-cell table:style-name="ce25" table:formula="of:=[.F39]*[.$B$39]+[.F40]*[.$B$40]+[.F41]*[.$B$41]+[.F43]*[.$B$43]+[.F45]*[.$B$45]+[.F46]*[.$B$46]" office:value-type="float" office:value="0" calcext:value-type="float">
            <text:p>0</text:p>
          </table:table-cell>
          <table:table-cell table:style-name="ce25" table:formula="of:=[.G39]*[.$B$39]+[.G40]*[.$B$40]+[.G41]*[.$B$41]+[.G43]*[.$B$43]+[.G45]*[.$B$45]+[.G46]*[.$B$46]" office:value-type="float" office:value="0" calcext:value-type="float">
            <text:p>0</text:p>
          </table:table-cell>
          <table:table-cell table:style-name="ce25" table:formula="of:=[.H39]*[.$B$39]+[.H40]*[.$B$40]+[.H41]*[.$B$41]+[.H43]*[.$B$43]+[.H45]*[.$B$45]+[.H46]*[.$B$46]" office:value-type="float" office:value="0" calcext:value-type="float">
            <text:p>0</text:p>
          </table:table-cell>
          <table:table-cell table:style-name="ce25" table:formula="of:=[.I39]*[.$B$39]+[.I40]*[.$B$40]+[.I41]*[.$B$41]+[.I43]*[.$B$43]+[.I45]*[.$B$45]+[.I46]*[.$B$46]" office:value-type="float" office:value="0" calcext:value-type="float">
            <text:p>0</text:p>
          </table:table-cell>
          <table:table-cell table:style-name="ce25" table:formula="of:=[.J39]*[.$B$39]+[.J40]*[.$B$40]+[.J41]*[.$B$41]+[.J43]*[.$B$43]+[.J45]*[.$B$45]+[.J46]*[.$B$46]" office:value-type="float" office:value="0" calcext:value-type="float">
            <text:p>0</text:p>
          </table:table-cell>
          <table:table-cell table:style-name="ce25" table:formula="of:=[.K39]*[.$B$39]+[.K40]*[.$B$40]+[.K41]*[.$B$41]+[.K43]*[.$B$43]+[.K45]*[.$B$45]+[.K46]*[.$B$46]" office:value-type="float" office:value="0" calcext:value-type="float">
            <text:p>0</text:p>
          </table:table-cell>
          <table:table-cell table:style-name="ce25" table:formula="of:=[.L39]*[.$B$39]+[.L40]*[.$B$40]+[.L41]*[.$B$41]+[.L43]*[.$B$43]+[.L45]*[.$B$45]+[.L46]*[.$B$46]" office:value-type="float" office:value="0" calcext:value-type="float">
            <text:p>0</text:p>
          </table:table-cell>
          <table:table-cell table:style-name="ce25" table:formula="of:=[.M39]*[.$B$39]+[.M40]*[.$B$40]+[.M41]*[.$B$41]+[.M43]*[.$B$43]+[.M45]*[.$B$45]+[.M46]*[.$B$46]" office:value-type="float" office:value="0" calcext:value-type="float">
            <text:p>0</text:p>
          </table:table-cell>
          <table:table-cell table:style-name="ce25" table:formula="of:=[.N39]*[.$B$39]+[.N40]*[.$B$40]+[.N41]*[.$B$41]+[.N43]*[.$B$43]+[.N45]*[.$B$45]+[.N46]*[.$B$46]" office:value-type="float" office:value="0" calcext:value-type="float">
            <text:p>0</text:p>
          </table:table-cell>
          <table:table-cell table:style-name="ce25" table:formula="of:=[.O39]*[.$B$39]+[.O40]*[.$B$40]+[.O41]*[.$B$41]+[.O43]*[.$B$43]+[.O45]*[.$B$45]+[.O46]*[.$B$46]" office:value-type="float" office:value="0" calcext:value-type="float">
            <text:p>0</text:p>
          </table:table-cell>
          <table:table-cell table:style-name="ce25" table:formula="of:=[.P39]*[.$B$39]+[.P40]*[.$B$40]+[.P41]*[.$B$41]+[.P43]*[.$B$43]+[.P45]*[.$B$45]+[.P46]*[.$B$46]" office:value-type="float" office:value="0" calcext:value-type="float">
            <text:p>0</text:p>
          </table:table-cell>
          <table:table-cell table:style-name="ce25" table:formula="of:=[.Q39]*[.$B$39]+[.Q40]*[.$B$40]+[.Q41]*[.$B$41]+[.Q43]*[.$B$43]+[.Q45]*[.$B$45]+[.Q46]*[.$B$46]" office:value-type="float" office:value="0" calcext:value-type="float">
            <text:p>0</text:p>
          </table:table-cell>
          <table:table-cell table:style-name="ce25" table:formula="of:=[.R39]*[.$B$39]+[.R40]*[.$B$40]+[.R41]*[.$B$41]+[.R43]*[.$B$43]+[.R45]*[.$B$45]+[.R46]*[.$B$46]" office:value-type="float" office:value="0" calcext:value-type="float">
            <text:p>0</text:p>
          </table:table-cell>
          <table:table-cell table:style-name="ce25" table:formula="of:=[.S39]*[.$B$39]+[.S40]*[.$B$40]+[.S41]*[.$B$41]+[.S43]*[.$B$43]+[.S45]*[.$B$45]+[.S46]*[.$B$46]" office:value-type="float" office:value="0" calcext:value-type="float">
            <text:p>0</text:p>
          </table:table-cell>
          <table:table-cell table:style-name="ce25" table:formula="of:=[.T39]*[.$B$39]+[.T40]*[.$B$40]+[.T41]*[.$B$41]+[.T43]*[.$B$43]+[.T45]*[.$B$45]+[.T46]*[.$B$46]" office:value-type="float" office:value="0" calcext:value-type="float">
            <text:p>0</text:p>
          </table:table-cell>
          <table:table-cell table:style-name="ce25" table:number-columns-repeated="13"/>
          <table:table-cell table:number-columns-repeated="991"/>
        </table:table-row>
        <table:table-row table:style-name="ro1">
          <table:table-cell table:style-name="ce15" office:value-type="string" calcext:value-type="string">
            <text:p>Note Chiffree</text:p>
          </table:table-cell>
          <table:table-cell table:style-name="ce24"/>
          <table:table-cell table:style-name="ce25" table:formula="of:=[.$B$4]*[.C7]+[.$B$8]*[.C11]+[.$B$12]*[.C15]+[.$B$16]*[.C30]+[.$B$31]*[.C37]+[.$B$38]*[.C47]" office:value-type="float" office:value="0" calcext:value-type="float">
            <text:p>0</text:p>
          </table:table-cell>
          <table:table-cell table:style-name="ce25" table:formula="of:=[.$B$4]*[.D7]+[.$B$8]*[.D11]+[.$B$12]*[.D15]+[.$B$16]*[.D30]+[.$B$31]*[.D37]+[.$B$38]*[.D47]" office:value-type="float" office:value="0" calcext:value-type="float">
            <text:p>0</text:p>
          </table:table-cell>
          <table:table-cell table:style-name="ce25" table:formula="of:=[.$B$4]*[.E7]+[.$B$8]*[.E11]+[.$B$12]*[.E15]+[.$B$16]*[.E30]+[.$B$31]*[.E37]+[.$B$38]*[.E47]" office:value-type="float" office:value="0" calcext:value-type="float">
            <text:p>0</text:p>
          </table:table-cell>
          <table:table-cell table:style-name="ce25" table:formula="of:=[.$B$4]*[.F7]+[.$B$8]*[.F11]+[.$B$12]*[.F15]+[.$B$16]*[.F30]+[.$B$31]*[.F37]+[.$B$38]*[.F47]" office:value-type="float" office:value="0" calcext:value-type="float">
            <text:p>0</text:p>
          </table:table-cell>
          <table:table-cell table:style-name="ce25" table:formula="of:=[.$B$4]*[.G7]+[.$B$8]*[.G11]+[.$B$12]*[.G15]+[.$B$16]*[.G30]+[.$B$31]*[.G37]+[.$B$38]*[.G47]" office:value-type="float" office:value="0" calcext:value-type="float">
            <text:p>0</text:p>
          </table:table-cell>
          <table:table-cell table:style-name="ce25" table:formula="of:=[.$B$4]*[.H7]+[.$B$8]*[.H11]+[.$B$12]*[.H15]+[.$B$16]*[.H30]+[.$B$31]*[.H37]+[.$B$38]*[.H47]" office:value-type="float" office:value="0" calcext:value-type="float">
            <text:p>0</text:p>
          </table:table-cell>
          <table:table-cell table:style-name="ce25" table:formula="of:=[.$B$4]*[.I7]+[.$B$8]*[.I11]+[.$B$12]*[.I15]+[.$B$16]*[.I30]+[.$B$31]*[.I37]+[.$B$38]*[.I47]" office:value-type="float" office:value="0" calcext:value-type="float">
            <text:p>0</text:p>
          </table:table-cell>
          <table:table-cell table:style-name="ce25" table:formula="of:=[.$B$4]*[.J7]+[.$B$8]*[.J11]+[.$B$12]*[.J15]+[.$B$16]*[.J30]+[.$B$31]*[.J37]+[.$B$38]*[.J47]" office:value-type="float" office:value="0" calcext:value-type="float">
            <text:p>0</text:p>
          </table:table-cell>
          <table:table-cell table:style-name="ce25" table:formula="of:=[.$B$4]*[.K7]+[.$B$8]*[.K11]+[.$B$12]*[.K15]+[.$B$16]*[.K30]+[.$B$31]*[.K37]+[.$B$38]*[.K47]" office:value-type="float" office:value="0" calcext:value-type="float">
            <text:p>0</text:p>
          </table:table-cell>
          <table:table-cell table:style-name="ce25" table:formula="of:=[.$B$4]*[.L7]+[.$B$8]*[.L11]+[.$B$12]*[.L15]+[.$B$16]*[.L30]+[.$B$31]*[.L37]+[.$B$38]*[.L47]" office:value-type="float" office:value="0" calcext:value-type="float">
            <text:p>0</text:p>
          </table:table-cell>
          <table:table-cell table:style-name="ce25" table:formula="of:=[.$B$4]*[.M7]+[.$B$8]*[.M11]+[.$B$12]*[.M15]+[.$B$16]*[.M30]+[.$B$31]*[.M37]+[.$B$38]*[.M47]" office:value-type="float" office:value="0" calcext:value-type="float">
            <text:p>0</text:p>
          </table:table-cell>
          <table:table-cell table:style-name="ce25" table:formula="of:=[.$B$4]*[.N7]+[.$B$8]*[.N11]+[.$B$12]*[.N15]+[.$B$16]*[.N30]+[.$B$31]*[.N37]+[.$B$38]*[.N47]" office:value-type="float" office:value="0" calcext:value-type="float">
            <text:p>0</text:p>
          </table:table-cell>
          <table:table-cell table:style-name="ce25" table:formula="of:=[.$B$4]*[.O7]+[.$B$8]*[.O11]+[.$B$12]*[.O15]+[.$B$16]*[.O30]+[.$B$31]*[.O37]+[.$B$38]*[.O47]" office:value-type="float" office:value="0" calcext:value-type="float">
            <text:p>0</text:p>
          </table:table-cell>
          <table:table-cell table:style-name="ce25" table:formula="of:=[.$B$4]*[.P7]+[.$B$8]*[.P11]+[.$B$12]*[.P15]+[.$B$16]*[.P30]+[.$B$31]*[.P37]+[.$B$38]*[.P47]" office:value-type="float" office:value="0" calcext:value-type="float">
            <text:p>0</text:p>
          </table:table-cell>
          <table:table-cell table:style-name="ce25" table:formula="of:=[.$B$4]*[.Q7]+[.$B$8]*[.Q11]+[.$B$12]*[.Q15]+[.$B$16]*[.Q30]+[.$B$31]*[.Q37]+[.$B$38]*[.Q47]" office:value-type="float" office:value="0" calcext:value-type="float">
            <text:p>0</text:p>
          </table:table-cell>
          <table:table-cell table:style-name="ce25" table:formula="of:=[.$B$4]*[.R7]+[.$B$8]*[.R11]+[.$B$12]*[.R15]+[.$B$16]*[.R30]+[.$B$31]*[.R37]+[.$B$38]*[.R47]" office:value-type="float" office:value="0" calcext:value-type="float">
            <text:p>0</text:p>
          </table:table-cell>
          <table:table-cell table:style-name="ce25" table:formula="of:=[.$B$4]*[.S7]+[.$B$8]*[.S11]+[.$B$12]*[.S15]+[.$B$16]*[.S30]+[.$B$31]*[.S37]+[.$B$38]*[.S47]" office:value-type="float" office:value="0" calcext:value-type="float">
            <text:p>0</text:p>
          </table:table-cell>
          <table:table-cell table:style-name="ce25" table:formula="of:=[.$B$4]*[.T7]+[.$B$8]*[.T11]+[.$B$12]*[.T15]+[.$B$16]*[.T30]+[.$B$31]*[.T37]+[.$B$38]*[.T47]" office:value-type="float" office:value="0" calcext:value-type="float">
            <text:p>0</text:p>
          </table:table-cell>
          <table:table-cell table:style-name="ce25" table:formula="of:=[.$B$4]*[.U7]+[.$B$8]*[.U11]+[.$B$12]*[.U15]+[.$B$16]*[.U30]+[.$B$31]*[.U37]+[.$B$38]*[.U47]" office:value-type="float" office:value="0" calcext:value-type="float">
            <text:p>0</text:p>
          </table:table-cell>
          <table:table-cell table:style-name="ce25" table:formula="of:=[.$B$4]*[.V7]+[.$B$8]*[.V11]+[.$B$12]*[.V15]+[.$B$16]*[.V30]+[.$B$31]*[.V37]+[.$B$38]*[.V47]" office:value-type="float" office:value="0" calcext:value-type="float">
            <text:p>0</text:p>
          </table:table-cell>
          <table:table-cell table:style-name="ce25" table:formula="of:=[.$B$4]*[.W7]+[.$B$8]*[.W11]+[.$B$12]*[.W15]+[.$B$16]*[.W30]+[.$B$31]*[.W37]+[.$B$38]*[.W47]" office:value-type="float" office:value="0" calcext:value-type="float">
            <text:p>0</text:p>
          </table:table-cell>
          <table:table-cell table:style-name="ce25" table:formula="of:=[.$B$4]*[.X7]+[.$B$8]*[.X11]+[.$B$12]*[.X15]+[.$B$16]*[.X30]+[.$B$31]*[.X37]+[.$B$38]*[.X47]" office:value-type="float" office:value="0" calcext:value-type="float">
            <text:p>0</text:p>
          </table:table-cell>
          <table:table-cell table:style-name="ce25" table:formula="of:=[.$B$4]*[.Y7]+[.$B$8]*[.Y11]+[.$B$12]*[.Y15]+[.$B$16]*[.Y30]+[.$B$31]*[.Y37]+[.$B$38]*[.Y47]" office:value-type="float" office:value="0" calcext:value-type="float">
            <text:p>0</text:p>
          </table:table-cell>
          <table:table-cell table:style-name="ce25" table:formula="of:=[.$B$4]*[.Z7]+[.$B$8]*[.Z11]+[.$B$12]*[.Z15]+[.$B$16]*[.Z30]+[.$B$31]*[.Z37]+[.$B$38]*[.Z47]" office:value-type="float" office:value="0" calcext:value-type="float">
            <text:p>0</text:p>
          </table:table-cell>
          <table:table-cell table:style-name="ce25" table:formula="of:=[.$B$4]*[.AA7]+[.$B$8]*[.AA11]+[.$B$12]*[.AA15]+[.$B$16]*[.AA30]+[.$B$31]*[.AA37]+[.$B$38]*[.AA47]" office:value-type="float" office:value="0" calcext:value-type="float">
            <text:p>0</text:p>
          </table:table-cell>
          <table:table-cell table:style-name="ce25" table:formula="of:=[.$B$4]*[.AB7]+[.$B$8]*[.AB11]+[.$B$12]*[.AB15]+[.$B$16]*[.AB30]+[.$B$31]*[.AB37]+[.$B$38]*[.AB47]" office:value-type="float" office:value="0" calcext:value-type="float">
            <text:p>0</text:p>
          </table:table-cell>
          <table:table-cell table:style-name="ce25" table:formula="of:=[.$B$4]*[.AC7]+[.$B$8]*[.AC11]+[.$B$12]*[.AC15]+[.$B$16]*[.AC30]+[.$B$31]*[.AC37]+[.$B$38]*[.AC47]" office:value-type="float" office:value="0" calcext:value-type="float">
            <text:p>0</text:p>
          </table:table-cell>
          <table:table-cell table:style-name="ce25" table:formula="of:=[.$B$4]*[.AD7]+[.$B$8]*[.AD11]+[.$B$12]*[.AD15]+[.$B$16]*[.AD30]+[.$B$31]*[.AD37]+[.$B$38]*[.AD47]" office:value-type="float" office:value="0" calcext:value-type="float">
            <text:p>0</text:p>
          </table:table-cell>
          <table:table-cell table:style-name="ce25" table:formula="of:=[.$B$4]*[.AE7]+[.$B$8]*[.AE11]+[.$B$12]*[.AE15]+[.$B$16]*[.AE30]+[.$B$31]*[.AE37]+[.$B$38]*[.AE47]" office:value-type="float" office:value="0" calcext:value-type="float">
            <text:p>0</text:p>
          </table:table-cell>
          <table:table-cell table:style-name="ce25" table:formula="of:=[.$B$4]*[.AF7]+[.$B$8]*[.AF11]+[.$B$12]*[.AF15]+[.$B$16]*[.AF30]+[.$B$31]*[.AF37]+[.$B$38]*[.AF47]" office:value-type="float" office:value="0" calcext:value-type="float">
            <text:p>0</text:p>
          </table:table-cell>
          <table:table-cell table:style-name="ce25" table:formula="of:=[.$B$4]*[.AG7]+[.$B$8]*[.AG11]+[.$B$12]*[.AG15]+[.$B$16]*[.AG30]+[.$B$31]*[.AG37]+[.$B$38]*[.AG47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Lettre</text:p>
          </table:table-cell>
          <table:table-cell table:style-name="ce20" table:number-columns-repeated="2"/>
          <table:table-cell table:style-name="ce25" table:number-columns-repeated="2"/>
          <table:table-cell table:style-name="ce34" table:number-columns-repeated="2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Very good work</text:p>
          </table:table-cell>
          <table:table-cell office:value-type="string" calcext:value-type="string">
            <text:p>Excellent work</text:p>
          </table:table-cell>
          <table:table-cell table:number-columns-repeated="2"/>
          <table:table-cell office:value-type="string" calcext:value-type="string">
            <text:p>algo Bisection2 faux</text:p>
          </table:table-cell>
          <table:table-cell/>
          <table:table-cell office:value-type="string" calcext:value-type="string">
            <text:p>algo Bisection2 faux</text:p>
          </table:table-cell>
          <table:table-cell table:number-columns-repeated="6"/>
          <table:table-cell office:value-type="string" calcext:value-type="string">
            <text:p>Very good work</text:p>
          </table:table-cell>
          <table:table-cell office:value-type="string" calcext:value-type="string">
            <text:p>Fichier corrompu</text:p>
          </table:table-cell>
          <table:table-cell office:value-type="string" calcext:value-type="string">
            <text:p>algo Bisection2 faux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Newton : implémentation étrange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Corps)" svg:font-family="'Calibri (Corps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de Microsoft Office</meta:initial-creator>
    <meta:creation-date>2018-03-31T07:02:33</meta:creation-date>
    <dc:date>2018-04-12T09:18:16.212359842</dc:date>
    <meta:generator>LibreOffice/5.1.6.2$Linux_X86_64 LibreOffice_project/10m0$Build-2</meta:generator>
    <meta:editing-duration>PT3M49S</meta:editing-duration>
    <meta:editing-cycles>1</meta:editing-cycles>
    <meta:document-statistic meta:table-count="1" meta:cell-count="7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